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1da0c7"/>
    </style:style>
    <style:style style:name="P2" style:family="paragraph" style:parent-style-name="Standard">
      <style:text-properties officeooo:rsid="001da0c7" officeooo:paragraph-rsid="001da0c7"/>
    </style:style>
    <style:style style:name="P3" style:family="paragraph" style:parent-style-name="Standard">
      <style:text-properties style:font-name="Times New Roman" fo:font-size="14pt" officeooo:paragraph-rsid="001da0c7" style:font-size-asian="14pt" style:font-size-complex="14pt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style:font-name="Times New Roman" fo:font-size="14pt" officeooo:rsid="001da0c7" officeooo:paragraph-rsid="001da0c7" style:font-size-asian="14pt" style:font-size-complex="14pt"/>
    </style:style>
    <style:style style:name="P6" style:family="paragraph" style:parent-style-name="Text_20_body">
      <style:text-properties officeooo:rsid="001da0c7" officeooo:paragraph-rsid="001da0c7"/>
    </style:style>
    <style:style style:name="P7" style:family="paragraph" style:parent-style-name="Text_20_body">
      <style:text-properties officeooo:paragraph-rsid="001da0c7"/>
    </style:style>
    <style:style style:name="P8" style:family="paragraph" style:parent-style-name="Text_20_body">
      <style:text-properties style:font-name="Times New Roman" fo:font-size="14pt" officeooo:rsid="001da0c7" officeooo:paragraph-rsid="001da0c7" style:font-size-asian="14pt" style:font-size-complex="14pt"/>
    </style:style>
    <style:style style:name="T1" style:family="text">
      <style:text-properties officeooo:rsid="001da0c7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V.</text:p>
      <text:p text:style-name="P3"/>
      <text:p text:style-name="P7"><text:span text:style-name="T3">He utilizado la clase </text:span><text:span text:style-name="Source_20_Text"><text:span text:style-name="T3">navbar</text:span></text:span><text:span text:style-name="T3"> para crear la barra de navegación, añadiendo varios atributos para mejorar su funcionalidad y estética. Primero, he aplicado </text:span><text:span text:style-name="Source_20_Text"><text:span text:style-name="T3">navbar-expand-lg</text:span></text:span><text:span text:style-name="T3"> para asegurarme de que la barra no se expanda en dispositivos móviles. He añadido </text:span><text:span text:style-name="Source_20_Text"><text:span text:style-name="T3">navbar-dark</text:span></text:span><text:span text:style-name="T3"> para las letras del menú y </text:span><text:span text:style-name="Source_20_Text"><text:span text:style-name="T3">bg-dark</text:span></text:span><text:span text:style-name="T3"> para el fondo oscuro, creando así un diseño acorde con un tema oscuro. Además, he utilizado </text:span><text:span text:style-name="Source_20_Text"><text:span text:style-name="T3">fixed-top</text:span></text:span><text:span text:style-name="T3"> para mantener la barra visible incluso cuando hago scroll.</text:span></text:p>
      <text:p text:style-name="Text_20_body"><text:span text:style-name="T3">He empleado </text:span><text:span text:style-name="Source_20_Text"><text:span text:style-name="T3">container-fluid</text:span></text:span><text:span text:style-name="T3"> para que el contenedor ocupe todo el ancho de la pantalla. El logotipo lo he integrado mediante la etiqueta </text:span><text:span text:style-name="Source_20_Text"><text:span text:style-name="T3">&lt;img&gt;</text:span></text:span><text:span text:style-name="T3"> dentro de un enlace (</text:span><text:span text:style-name="Source_20_Text"><text:span text:style-name="T3">navbar-brand</text:span></text:span><text:span text:style-name="T3">) que redirige a la página de inicio. He personalizado el tamaño de la imagen para que sea más grande que el original.</text:span></text:p>
      <text:p text:style-name="Text_20_body"><text:span text:style-name="T3">Para dispositivos móviles, he añadido un botón de menú con </text:span><text:span text:style-name="Source_20_Text"><text:span text:style-name="T3">navbar-toggler</text:span></text:span><text:span text:style-name="T3">. He usado </text:span><text:span text:style-name="Source_20_Text"><text:span text:style-name="T3">data-bs-toggle="collapse"</text:span></text:span><text:span text:style-name="T3"> para que el botón expanda o contraiga un elemento específico, identificado mediante </text:span><text:span text:style-name="Source_20_Text"><text:span text:style-name="T3">aria-controls="barraMovil"</text:span></text:span><text:span text:style-name="T3">. El botón lleva el ícono </text:span><text:span text:style-name="Source_20_Text"><text:span text:style-name="T3">navbar-toggler-icon</text:span></text:span><text:span text:style-name="T3">.</text:span></text:p>
      <text:p text:style-name="Text_20_body"><text:span text:style-name="T3">En pantallas pequeñas, he usado </text:span><text:span text:style-name="Source_20_Text"><text:span text:style-name="T3">navbar-collapse</text:span></text:span><text:span text:style-name="T3"> para agrupar los elementos del menú, los cuales he centrado con </text:span><text:span text:style-name="Source_20_Text"><text:span text:style-name="T3">justify-content</text:span></text:span><text:span text:style-name="T3">. A cada ítem de la lista le he asignado la clase </text:span><text:span text:style-name="Source_20_Text"><text:span text:style-name="T3">nav-item</text:span></text:span><text:span text:style-name="T3"> y he aplicado </text:span><text:span text:style-name="Source_20_Text"><text:span text:style-name="T3">fw-bold</text:span></text:span><text:span text:style-name="T3"> y </text:span><text:span text:style-name="Source_20_Text"><text:span text:style-name="T3">lead</text:span></text:span><text:span text:style-name="T3"> para aumentar el tamaño y resaltar el texto. Los enlaces se estilizan con </text:span><text:span text:style-name="Source_20_Text"><text:span text:style-name="T3">nav-link</text:span></text:span><text:span text:style-name="T3">, y he añadido la clase </text:span><text:span text:style-name="Source_20_Text"><text:span text:style-name="T3">active</text:span></text:span><text:span text:style-name="T3"> para resaltar la página actual, dependiendo de dónde se encuentre el usuario.</text:span></text:p>
      <text:p text:style-name="P3"/>
      <text:p text:style-name="P3"/>
      <text:p text:style-name="P3">FOOTER.</text:p>
      <text:p text:style-name="P3"/>
      <text:p text:style-name="P3">He optado por utilizar los enlaces a los iconos de Bootstrap en lugar de importarlos directamente al proyecto. Esto me ha permitido personalizar características como el color, el tamaño y el alto de los iconos, simplemente modificando las propiedades predeterminadas de Bootstrap. </text:p>
      <text:p text:style-name="P4"/>
      <text:p text:style-name="P4"/>
      <text:p text:style-name="P4">INDEX</text:p>
      <text:p text:style-name="P4"/>
      <text:p text:style-name="P4">En la página index.html se han utilizado varios elementos de Bootstrap:</text:p>
      <text:p text:style-name="Text_20_body"><text:span text:style-name="T3">En </text:span><text:span text:style-name="Source_20_Text"><text:span text:style-name="T3">index.html</text:span></text:span><text:span text:style-name="T3">, he utilizado varios elementos de Bootstrap. El enlace al archivo CSS me ha permitido acceder a todos los componentes y utilidades de Bootstrap. Para la imagen de portada, he usado </text:span><text:span text:style-name="Source_20_Text"><text:span text:style-name="T3">container-fluid</text:span></text:span><text:span text:style-name="T3"> para que ocupe todo el ancho de la pantalla. Luego, con las clases </text:span><text:span text:style-name="Source_20_Text"><text:span text:style-name="T3">d-flex</text:span></text:span><text:span text:style-name="T3">, </text:span><text:span text:style-name="Source_20_Text"><text:span text:style-name="T3">align-items-center</text:span></text:span><text:span text:style-name="T3"> y </text:span><text:span text:style-name="Source_20_Text"><text:span text:style-name="T3">justify-content-center</text:span></text:span><text:span text:style-name="T3">, he centrado los elementos.</text:span></text:p>
      <text:p text:style-name="Text_20_body"><text:soft-page-break/><text:span text:style-name="T3">En cuanto a la tipografía, he utilizado </text:span><text:span text:style-name="Source_20_Text"><text:span text:style-name="T3">display-3</text:span></text:span><text:span text:style-name="T3"> y </text:span><text:span text:style-name="Source_20_Text"><text:span text:style-name="T3">fw-bold</text:span></text:span><text:span text:style-name="T3"> para obtener un tamaño de letra grande y en negrita, mientras que la clase </text:span><text:span text:style-name="Source_20_Text"><text:span text:style-name="T3">lead</text:span></text:span><text:span text:style-name="T3"> ha hecho que el texto sea más grande y legible. El botón lleva la clase </text:span><text:span text:style-name="Source_20_Text"><text:span text:style-name="T3">btn-danger</text:span></text:span><text:span text:style-name="T3">, lo que le da el color rojo característico de Bootstrap.</text:span></text:p>
      <text:p text:style-name="P4"/>
      <text:p text:style-name="P4"/>
      <text:p text:style-name="P4"/>
      <text:p text:style-name="P5">PÁGINA SOBRE MÍ</text:p>
      <text:p text:style-name="P5"/>
      <text:p text:style-name="P6"><text:span text:style-name="T3">En la sección "Sobre mí", he colocado todo dentro de un </text:span><text:span text:style-name="Source_20_Text"><text:span text:style-name="T3">container</text:span></text:span><text:span text:style-name="T3"> para organizar mejor el contenido. Gracias a las clases </text:span><text:span text:style-name="Source_20_Text"><text:span text:style-name="T3">row align-items-center text-center text-md-start</text:span></text:span><text:span text:style-name="T3">, he alineado la imagen y el texto tanto para pantallas pequeñas como grandes. La imagen de Sauron tiene la clase </text:span><text:span text:style-name="Source_20_Text"><text:span text:style-name="T3">img-fluid rounded-circle border border-danger</text:span></text:span><text:span text:style-name="T3">, lo que la hace redonda y con un borde rojo.</text:span></text:p>
      <text:p text:style-name="Text_20_body"><text:span text:style-name="T3">He utilizado la clase </text:span><text:span text:style-name="Source_20_Text"><text:span text:style-name="T3">text-danger</text:span></text:span><text:span text:style-name="T3"> para los títulos, dándoles color rojo, y </text:span><text:span text:style-name="Source_20_Text"><text:span text:style-name="T3">text-white</text:span></text:span><text:span text:style-name="T3"> para los textos, para que resalten sobre el fondo oscuro de la página (</text:span><text:span text:style-name="Source_20_Text"><text:span text:style-name="T3">bg-dark</text:span></text:span><text:span text:style-name="T3">). Para el efecto de las tarjetas, he empleado el fondo oscuro </text:span><text:span text:style-name="Source_20_Text"><text:span text:style-name="T3">bg-dark</text:span></text:span><text:span text:style-name="T3"> y he añadido un borde rojo.</text:span></text:p>
      <text:p text:style-name="Text_20_body"><text:span text:style-name="T3">En las listas, he usado </text:span><text:span text:style-name="Source_20_Text"><text:span text:style-name="T3">list-unstyled</text:span></text:span><text:span text:style-name="T3"> para eliminar los puntos predeterminados, lo que me ha permitido aplicar el color rojo a los elementos. La línea de separación la he creado con el elemento </text:span><text:span text:style-name="Source_20_Text"><text:span text:style-name="T3">&lt;hr&gt;</text:span></text:span><text:span text:style-name="T3"> y la clase </text:span><text:span text:style-name="Source_20_Text"><text:span text:style-name="T3">border-danger</text:span></text:span><text:span text:style-name="T3">.</text:span></text:p>
      <text:p text:style-name="Text_20_body"><text:span text:style-name="T3">Para las barras de progreso, las he colocado dentro de una fila con columnas, y he añadido las clases </text:span><text:span text:style-name="Source_20_Text"><text:span text:style-name="T3">progress-bar</text:span></text:span><text:span text:style-name="T3"> al div. He definido los valores máximos y mínimos para cada barra y he personalizado el color con una clase que he añadido a mi hoja de estilos, usando un tono naranja fuego.</text:span></text:p>
      <text:p text:style-name="Text_20_body"><text:span text:style-name="T3">Finalmente, he aplicado la clase </text:span><text:span text:style-name="Source_20_Text"><text:span text:style-name="T3">carousel</text:span></text:span><text:span text:style-name="T3"> a un div para crear un carrusel de opiniones. Las tarjetas dentro del carrusel llevan los estilos que he definido previamente, y he resaltado las citas con la etiqueta </text:span><text:span text:style-name="Source_20_Text"><text:span text:style-name="T3">&lt;blockquote&gt;</text:span></text:span><text:span text:style-name="T3"> para darles énfasis.</text:span></text:p>
      <text:p text:style-name="P5"/>
      <text:p text:style-name="P5"/>
      <text:p text:style-name="P5"/>
      <text:p text:style-name="P5">PÁGINA PORTFOLIO</text:p>
      <text:p text:style-name="P5"/>
      <text:p text:style-name="P2"><text:span text:style-name="T3">En la sección "Portfolio", he incluido los proyectos dentro de tarjetas agrupadas en columnas. Para una mejor organización, he utilizado las clases </text:span><text:span text:style-name="Source_20_Text"><text:span text:style-name="T3">card</text:span></text:span><text:span text:style-name="T3">, </text:span><text:span text:style-name="Source_20_Text"><text:span text:style-name="T3">card-img</text:span></text:span><text:span text:style-name="T3">, </text:span><text:span text:style-name="Source_20_Text"><text:span text:style-name="T3">card-title</text:span></text:span><text:span text:style-name="T3"> y </text:span><text:span text:style-name="Source_20_Text"><text:span text:style-name="T3">card-text</text:span></text:span><text:span text:style-name="T3"> de Bootstrap, lo que me ha permitido gestionar de manera eficiente la disposición de las tarjetas y sus contenidos. </text:span></text:p>
      <text:p text:style-name="P5"/>
      <text:p text:style-name="P5">PÁGINA FORMULARIO</text:p>
      <text:p text:style-name="P5"><text:soft-page-break/></text:p>
      <text:p text:style-name="P8">En la sección "Formulario", he aplicado los mismos estilos que en el resto del portfolio. He añadido un formulario con un botón para enviarlo a través de PHP, manteniendo la estética coherente en toda la página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11:44:41.799000000</meta:creation-date>
    <dc:date>2025-02-01T13:19:58.129000000</dc:date>
    <meta:editing-duration>PT1H35M17S</meta:editing-duration>
    <meta:editing-cycles>1</meta:editing-cycles>
    <meta:document-statistic meta:table-count="0" meta:image-count="0" meta:object-count="0" meta:page-count="3" meta:paragraph-count="21" meta:word-count="707" meta:character-count="4382" meta:non-whitespace-character-count="3694"/>
    <meta:generator>LibreOffice/7.4.1.2$Windows_X86_64 LibreOffice_project/3c58a8f3a960df8bc8fd77b461821e42c061c5f0</meta:generator>
  </office:meta>
</office:document-meta>
</file>